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ableStyle" style:family="table" style:display-name="TableStyle"/>
    <style:style style:name="ColStyle" style:family="table-column" style:display-name="ColStyle">
      <style:table-column-properties style:column-width="4cm"/>
    </style:style>
    <style:style style:name="CellStyle" style:family="table-cell" style:display-name="CellStyle">
      <style:table-cell-properties fo:padding="0.2cm" fo:border="0.05pt solid #000000"/>
    </style:style>
  </office:automatic-styles>
  <office:body>
    <office:text>
      <text:h text:outline-level="1">Hello World Document</text:h>
      <text:p text:style-name="BodyStyle">Hello World! <text:span>This is a sample ODT document<office:annotation><dc:creator>User</dc:creator><dc:date>2025-12-28T12:00:00</dc:date><text:p>This is a comment by User on the sample text.</text:p></office:annotation></text:span> created with Python.<text:note text:note-class="footnote" text:id="fn1"><text:note-citation>1</text:note-citation><text:note-body><text:p>This is a footnote explaining additional details.</text:p></text:note-body></text:note></text:p>
      <text:p text:style-name="BodyStyle">This paragraph contains an endnote reference<text:note text:note-class="endnote" text:id="en1"><text:note-citation>i</text:note-citation><text:note-body><text:p>This is an endnote that appears at the end of the document.</text:p></text:note-body></text:note> for demonstration purposes.</text:p>
      <text:p/>
      <table:table table:name="SampleTable" table:style-name="TableStyle">
        <table:table-column table:style-name="ColStyle"/>
        <table:table-column table:style-name="ColStyle"/>
        <table:table-row>
          <table:table-cell table:style-name="CellStyle">
            <text:p>Header 1</text:p>
          </table:table-cell>
          <table:table-cell table:style-name="CellStyle">
            <text:p>Header 2</text:p>
          </table:table-cell>
        </table:table-row>
        <table:table-row>
          <table:table-cell table:style-name="CellStyle">
            <text:p>Cell A</text:p>
          </table:table-cell>
          <table:table-cell table:style-name="CellStyle">
            <text:p>Cell B</text:p>
          </table:table-cell>
        </table:table-row>
      </table:table>
      <text:p/>
      <text:p text:style-name="BodyStyle">End of documen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HeaderStyle" style:family="paragraph" style:display-name="HeaderStyle">
      <style:paragraph-properties fo:text-align="center"/>
      <style:text-properties fo:font-size="10pt" fo:font-weight="bold"/>
    </style:style>
    <style:style style:name="FooterStyle" style:family="paragraph" style:display-name="FooterStyle">
      <style:paragraph-properties fo:text-align="center"/>
      <style:text-properties fo:font-size="9pt" fo:font-style="italic"/>
    </style:style>
    <style:style style:name="BodyStyle" style:family="paragraph" style:display-name="BodyStyle">
      <style:paragraph-properties fo:text-align="left" fo:margin-bottom="0.5cm"/>
      <style:text-properties fo:font-size="12pt"/>
    </style:style>
  </office:styles>
  <office:automatic-styles>
    <style:page-layout style:name="PageLayout">
      <style:page-layout-properties fo:margin-left="2cm" fo:margin-right="2cm" fo:margin-top="2cm" fo:margin-bottom="2cm"/>
      <style:header-style/>
      <style:footer-style/>
    </style:page-layout>
  </office:automatic-styles>
  <office:master-styles>
    <style:master-page style:name="Standard" style:page-layout-name="PageLayout" style:display-name="Standard">
      <style:header>
        <text:p text:style-name="HeaderStyle">Document Header - My ODT Document</text:p>
      </style:header>
      <style:footer>
        <text:p text:style-name="FooterStyle">Footer - Page 1 | Confidential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